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padding="0cm" fo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officeooo:rsid="000f5724" officeooo:paragraph-rsid="000f5724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rror Handling </text:h>
      <text:h text:style-name="P1" text:outline-level="3">Require</text:h>
      <text:p text:style-name="P5">The <text:span text:style-name="Strong_20_Emphasis"><text:span text:style-name="T1">require</text:span></text:span> statements declare prerequisites for running the function i.e. it declares the constraints which should be satisfied before executing the code.</text:p>
      <text:p text:style-name="P5">It accepts a single argument and returns a boolean value after evaluation, it also has a custom string message option as second argument. If false then an exception is raised and execution is terminated. The unused <text:span text:style-name="Strong_20_Emphasis"><text:span text:style-name="T1">gas</text:span></text:span> is <text:span text:style-name="Strong_20_Emphasis"><text:span text:style-name="T1">returned</text:span></text:span> back to the <text:span text:style-name="Strong_20_Emphasis"><text:span text:style-name="T1">caller</text:span></text:span> and the <text:span text:style-name="T1">state is reversed to its original state</text:span>.</text:p>
      <text:p text:style-name="P3"><text:span text:style-name="Source_20_Text"><text:span text:style-name="T1">function test(int arg) public {</text:span></text:span></text:p>
      <text:p text:style-name="P3"><text:span text:style-name="Source_20_Text"><text:span text:style-name="T1"><text:s text:c="2"/>require(arg &gt; 20; 'argument is not above 20');</text:span></text:span></text:p>
      <text:p text:style-name="P2"><text:span text:style-name="Source_20_Text"><text:span text:style-name="T1">} </text:span></text:span></text:p>
      <text:h text:style-name="P1" text:outline-level="3"><text:span text:style-name="Strong_20_Emphasis"><text:span text:style-name="T1">Assert</text:span></text:span></text:h>
      <text:p text:style-name="P5">An assertion represents an invariant in your code: a property that must be true for all transactions, including all input and storage values, otherwise, there is a bug.</text:p>
      <text:p text:style-name="P3"><text:span text:style-name="Source_20_Text"><text:span text:style-name="T1">function test(int arg) public {</text:span></text:span></text:p>
      <text:p text:style-name="P3"><text:span text:style-name="Source_20_Text"><text:span text:style-name="T1"><text:s text:c="2"/>assert(arg &gt; 20; 'argument is not above 20');</text:span></text:span></text:p>
      <text:p text:style-name="P2"><text:span text:style-name="Source_20_Text"><text:span text:style-name="T1">} </text:span></text:span></text:p>
      <text:p text:style-name="P5">Its syntax is similar to the <text:span text:style-name="Strong_20_Emphasis"><text:span text:style-name="T1">require</text:span></text:span> statement. It returns a boolean value after the evaluation of the condition. Based on the return value either the program will continue its execution or it will throw an exception.</text:p>
      <text:p text:style-name="P5">Instead of returning the unused gas, the assert statement <text:span text:style-name="Strong_20_Emphasis"><text:span text:style-name="T1">consumes</text:span></text:span> the <text:span text:style-name="Strong_20_Emphasis"><text:span text:style-name="T1">entire</text:span></text:span> <text:span text:style-name="Strong_20_Emphasis"><text:span text:style-name="T1">gas</text:span></text:span> supply and the <text:span text:style-name="T1">state is then reversed to the original state</text:span>. Assert is used to check the current state and function conditions before the execution of the contract.</text:p>
      <text:h text:style-name="P1" text:outline-level="3">Revert</text:h>
      <text:p text:style-name="P5">Revert does not evaluate any condition and does not depends on any state or statement. It is used to generate exceptions, display errors, and revert the function call.</text:p>
      <text:p text:style-name="P5">This statement contains a string message which indicates the issue related to the information of the exception. Calling a revert statement implies an exception is thrown, the unused <text:span text:style-name="Strong_20_Emphasis"><text:span text:style-name="T1">gas</text:span></text:span> is <text:span text:style-name="Strong_20_Emphasis"><text:span text:style-name="T1">returned</text:span></text:span> and the <text:span text:style-name="T1">state reverts to its original state</text:span>.</text:p>
      <text:p text:style-name="P5">The revert statement takes a custom error as a direct argument without parentheses:</text:p>
      <text:p text:style-name="P2"><text:span text:style-name="Source_20_Text"><text:span text:style-name="T1">revert CustomError(arg1, arg2);</text:span></text:span></text:p>
      <text:p text:style-name="P5">This is how you use this custom error:</text:p>
      <text:p text:style-name="P3"><text:span text:style-name="Source_20_Text"><text:span text:style-name="T1">contract Test {</text:span></text:span></text:p>
      <text:p text:style-name="P3"><text:span text:style-name="Source_20_Text"><text:span text:style-name="T1"><text:s text:c="4"/>address owner = 0x25C8a7c90C91C487CdB80f6247f6f9293844c60b;</text:span></text:span></text:p>
      <text:p text:style-name="P3"><text:span text:style-name="Source_20_Text"><text:span text:style-name="T1"><text:s text:c="4"/>error Unauthorized();</text:span></text:span></text:p>
      <text:p text:style-name="P3"/>
      <text:p text:style-name="P3"><text:span text:style-name="Source_20_Text"><text:span text:style-name="T1"><text:s text:c="4"/>function withdraw() public {</text:span></text:span></text:p>
      <text:p text:style-name="P3"><text:span text:style-name="Source_20_Text"><text:span text:style-name="T1"><text:s text:c="8"/>if (msg.sender != owner)</text:span></text:span></text:p>
      <text:p text:style-name="P3"><text:span text:style-name="Source_20_Text"><text:span text:style-name="T1"><text:s text:c="12"/>revert Unauthorized();</text:span></text:span></text:p>
      <text:p text:style-name="P3"><text:span text:style-name="Source_20_Text"><text:span text:style-name="T1"><text:s text:c="4"/>}</text:span></text:span></text:p>
      <text:p text:style-name="P3"/>
      <text:p text:style-name="P2"><text:soft-page-break/><text:span text:style-name="Source_20_Text"><text:span text:style-name="T1">}</text:span></text:span></text:p>
      <text:p text:style-name="P5">Revert is also used to handle the same exception types as <text:span text:style-name="Strong_20_Emphasis"><text:span text:style-name="T1">require</text:span></text:span> handles, but with a little bit more complex logic. A direct revert can be triggered using the <text:span text:style-name="Strong_20_Emphasis"><text:span text:style-name="T1">revert</text:span></text:span> statement and the revert function.</text:p>
      <text:section text:style-name="Sect1" text:name="hint-div">
        <text:p text:style-name="Horizontal_20_Line"/>
        <text:p text:style-name="P6">Hint :</text:p>
        <text:p text:style-name="Text_20_body"/>
        <text:p text:style-name="P3"><text:span text:style-name="Source_20_Text"><text:span text:style-name="T1">// SPDX-License-Identifier: MIT</text:span></text:span></text:p>
        <text:p text:style-name="P3"><text:span text:style-name="Source_20_Text"><text:span text:style-name="T1">pragma solidity ^0.8.10;</text:span></text:span></text:p>
        <text:p text:style-name="P3"/>
        <text:p text:style-name="P3"><text:span text:style-name="Source_20_Text"><text:span text:style-name="T1">contract A {</text:span></text:span></text:p>
        <text:p text:style-name="P3"><text:span text:style-name="Source_20_Text"><text:span text:style-name="T1"><text:s text:c="3"/>function checkeven(uint _a) public pure returns(bool){</text:span></text:span></text:p>
        <text:p text:style-name="P3"><text:span text:style-name="Source_20_Text"><text:span text:style-name="T1"><text:s text:c="6"/>require(_a % 2 == 0, 'the given number is not event');</text:span></text:span></text:p>
        <text:p text:style-name="P3"><text:span text:style-name="Source_20_Text"><text:span text:style-name="T1"><text:s text:c="7"/>return true; <text:s text:c="3"/></text:span></text:span></text:p>
        <text:p text:style-name="P3"><text:span text:style-name="Source_20_Text"><text:span text:style-name="T1"><text:s text:c="4"/>}</text:span></text:span></text:p>
        <text:p text:style-name="P3"><text:span text:style-name="Source_20_Text"><text:span text:style-name="T1">}</text:span></text:span></text:p>
        <text:p text:style-name="P2"><text:span text:style-name="Source_20_Text"><text:span text:style-name="T1"><text:s text:c="6"/></text:span></text:span></text:p>
      </text:section>
      <text:p text:style-name="P4">­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04:50:53.414000000</meta:creation-date>
    <dc:date>2023-08-01T04:51:16.167000000</dc:date>
    <meta:editing-duration>PT24S</meta:editing-duration>
    <meta:editing-cycles>1</meta:editing-cycles>
    <meta:document-statistic meta:table-count="0" meta:image-count="0" meta:object-count="0" meta:page-count="2" meta:paragraph-count="40" meta:word-count="393" meta:character-count="2474" meta:non-whitespace-character-count="2047"/>
    <meta:generator>LibreOffice/7.5.4.2$Windows_X86_64 LibreOffice_project/36ccfdc35048b057fd9854c757a8b67ec53977b6</meta:generator>
  </office:meta>
</office:document-meta>
</file>